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Times New Roman Bold" svg:font-family="'Times New Roman Bol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71c32" officeooo:paragraph-rsid="0000cb8c"/>
    </style:style>
    <style:style style:name="P2" style:family="paragraph" style:parent-style-name="Standard">
      <style:text-properties officeooo:paragraph-rsid="0000cb8c"/>
    </style:style>
    <style:style style:name="P3" style:family="paragraph" style:parent-style-name="Standard">
      <style:text-properties officeooo:rsid="000a36cf" officeooo:paragraph-rsid="00013211"/>
    </style:style>
    <style:style style:name="P4" style:family="paragraph" style:parent-style-name="Standard">
      <style:text-properties officeooo:rsid="0007eb19" officeooo:paragraph-rsid="0000cb8c"/>
    </style:style>
    <style:style style:name="P5" style:family="paragraph" style:parent-style-name="Standard">
      <style:text-properties officeooo:rsid="0008b01f" officeooo:paragraph-rsid="00013211"/>
    </style:style>
    <style:style style:name="P6" style:family="paragraph" style:parent-style-name="Standard">
      <style:text-properties officeooo:rsid="000bf60f" officeooo:paragraph-rsid="00013211"/>
    </style:style>
    <style:style style:name="P7" style:family="paragraph" style:parent-style-name="Standard">
      <style:text-properties officeooo:rsid="000195cc" officeooo:paragraph-rsid="000195cc"/>
    </style:style>
    <style:style style:name="P8" style:family="paragraph" style:parent-style-name="Standard">
      <style:paragraph-properties fo:margin-left="0cm" fo:margin-right="0cm" fo:text-indent="0cm" style:auto-text-indent="false"/>
      <style:text-properties officeooo:rsid="0008b01f" officeooo:paragraph-rsid="00013211"/>
    </style:style>
    <style:style style:name="P9" style:family="paragraph" style:parent-style-name="Standard">
      <style:text-properties officeooo:rsid="000bf60f" officeooo:paragraph-rsid="00013211"/>
    </style:style>
    <style:style style:name="P10" style:family="paragraph" style:parent-style-name="Standard">
      <style:text-properties officeooo:rsid="00024e70" officeooo:paragraph-rsid="00024e70"/>
    </style:style>
    <style:style style:name="P11" style:family="paragraph" style:parent-style-name="Standard">
      <style:text-properties officeooo:rsid="00010663" officeooo:paragraph-rsid="00024e70"/>
    </style:style>
    <style:style style:name="P12" style:family="paragraph" style:parent-style-name="Standard">
      <style:text-properties fo:font-weight="bold" officeooo:rsid="0002d7d3" officeooo:paragraph-rsid="0002d7d3" style:font-weight-asian="bold" style:font-weight-complex="bold"/>
    </style:style>
    <style:style style:name="P13" style:family="paragraph" style:parent-style-name="Standard" style:list-style-name="L1">
      <style:text-properties fo:font-weight="normal" officeooo:rsid="0002d7d3" officeooo:paragraph-rsid="0002d7d3" style:font-weight-asian="normal" style:font-weight-complex="normal"/>
    </style:style>
    <style:style style:name="P14" style:family="paragraph" style:parent-style-name="Heading_20_2">
      <style:text-properties officeooo:paragraph-rsid="0000cb8c"/>
    </style:style>
    <style:style style:name="P15" style:family="paragraph" style:parent-style-name="Heading_20_2">
      <style:text-properties officeooo:rsid="00024e70" officeooo:paragraph-rsid="00024e70"/>
    </style:style>
    <style:style style:name="T1" style:family="text">
      <style:text-properties officeooo:rsid="0007eb19"/>
    </style:style>
    <style:style style:name="T2" style:family="text">
      <style:text-properties officeooo:rsid="0000cb8c"/>
    </style:style>
    <style:style style:name="T3" style:family="text">
      <style:text-properties style:text-line-through-style="none" style:text-line-through-type="none"/>
    </style:style>
    <style:style style:name="T4" style:family="text">
      <style:text-properties style:text-line-through-style="none" style:text-line-through-type="none" officeooo:rsid="0008b01f"/>
    </style:style>
    <style:style style:name="T5" style:family="text">
      <style:text-properties officeooo:rsid="000a36cf"/>
    </style:style>
    <style:style style:name="T6" style:family="text">
      <style:text-properties officeooo:rsid="000bf60f"/>
    </style:style>
    <style:style style:name="T7" style:family="text">
      <style:text-properties officeooo:rsid="000dec13"/>
    </style:style>
    <style:style style:name="T8" style:family="text">
      <style:text-properties officeooo:rsid="000195cc"/>
    </style:style>
    <style:style style:name="T9" style:family="text">
      <style:text-properties officeooo:rsid="00024e7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4" text:outline-level="2" text:is-list-header="true"><text:span text:style-name="T2">1.4.<text:tab/></text:span>Definitions<text:bookmark-start text:name="_Toc496873298"/>, Acronyms, and Abbreviations<text:bookmark-end text:name="_Toc496873298"/></text:h>
      <text:p text:style-name="P2"/>
      <text:p text:style-name="P1">Admin: Admin is an actor that has access to all functions and basicacally manages the system.</text:p>
      <text:p text:style-name="P1"/>
      <text:p text:style-name="P1">Registered User: Registered users are users that sign up to the system. They can buy <text:span text:style-name="T1">and reserve</text:span> multiple tickets at once, give feedbacks, <text:span text:style-name="T1">view trips, check their current tickets and ticket history, and contact with admin.</text:span></text:p>
      <text:p text:style-name="P1"/>
      <text:p text:style-name="P1">Unregistered User: Unregistered users are users who do not sign up to system. They have access to system and buy ticket however they cannot buy multiple ticket or see their ticket history. Also they cannot give feedbacks.</text:p>
      <text:p text:style-name="P2"/>
      <text:h text:style-name="P14" text:outline-level="2" text:is-list-header="true"><text:span text:style-name="T2">3.1.<text:tab/></text:span><text:bookmark-start text:name="_Toc496873302"/>Overview<text:bookmark-end text:name="_Toc496873302"/></text:h>
      <text:p text:style-name="P4">Our website -<text:span text:style-name="T3"> Viatorem – is a website that can be used to buy bus tickets. As an unregistered user you can see bus trips, <text:s/>buy tickets for busses, </text:span><text:span text:style-name="T4">see popular trip rotations and check or remove your already bought tickets. Registered users can simply login the system and they gain access to see their ticket history. They also can buy multiple tickets at once also they benefit from our campaigns when they buy tickets. Registered users also can give feedbacks about system. They also can contact admins through the viatorem. Admins arrange bus trips with adding or removing trips. They also decide campaigns and they are able to remove certain tickets if it is necessary.</text:span></text:p>
      <text:h text:style-name="P14" text:outline-level="2" text:is-list-header="true"><text:span text:style-name="T2">3.2.<text:tab/></text:span><text:bookmark-start text:name="_Toc496873303"/>Functional Requirements<text:bookmark-end text:name="_Toc496873303"/></text:h>
      <text:p text:style-name="P6">Admins specifies campaigns for special days or long time users.</text:p>
      <text:p text:style-name="P6"/>
      <text:p text:style-name="P6">Admins add adviced trip rotations of populer places for those who looks for trip rotations. </text:p>
      <text:p text:style-name="P5"/>
      <text:p text:style-name="P6">Admins can login the system with their special username and password</text:p>
      <text:p text:style-name="P8"/>
      <text:p text:style-name="P8">Admins add new <text:s/>busses to the system by specifying <text:span text:style-name="T5">their starting and final destination, how many hours will the trip takes. </text:span></text:p>
      <text:p text:style-name="P5"/>
      <text:p text:style-name="P3">Admins can also remove added busses. In case of a removement, purchased tickets from that bus will be removed as well. </text:p>
      <text:p text:style-name="P3"/>
      <text:p text:style-name="P6">Admins can remove someone’s ticket in necessary situations.</text:p>
      <text:p text:style-name="P6"/>
      <text:p text:style-name="P5"><text:span text:style-name="T6">Users</text:span> who did not register before can easily register to Viatorem by simply clicking sign up button and entering asked informations.</text:p>
      <text:p text:style-name="P5"/>
      <text:p text:style-name="P5"><text:span text:style-name="T6">Users</text:span> who signed up before can login with their username and passwords</text:p>
      <text:p text:style-name="P5"/>
      <text:p text:style-name="P3">Unregistered users can check their tickets from view tickets section. On the other hand registered users can check their tickets from view tickets section and they can see their ticket history. </text:p>
      <text:p text:style-name="P3"/>
      <text:p text:style-name="P3">Registered users can contact with admins through viatorem and send messages to admins’ mailbox. </text:p>
      <text:p text:style-name="P3"/>
      <text:p text:style-name="P3"><text:soft-page-break/>Registered users can give feedbacks about system. </text:p>
      <text:p text:style-name="P3"/>
      <text:p text:style-name="P5"><text:span text:style-name="T8">Registered users</text:span> can easily reserve a ticket for further purchase instead of directly purchasing it.</text:p>
      <text:p text:style-name="P5"/>
      <text:p text:style-name="P7">Registered users can easily change their passwrod by simply clicking forgot my passwword button.</text:p>
      <text:p text:style-name="P7"/>
      <text:p text:style-name="P7">Registered users can change their personal information such as their phone number in Edit Profile section. Also they can see their “moneypoints”. </text:p>
      <text:p text:style-name="P3"/>
      <text:p text:style-name="P3"><text:span text:style-name="T6">Both registered and unregistered</text:span> <text:span text:style-name="T7">users </text:span>can purchase tickets. However registered users can purchase multiple tickets at once. Also registered users are able to benefit from campaigns that are decided by admins.</text:p>
      <text:p text:style-name="P3"/>
      <text:p text:style-name="P3"><text:span text:style-name="T6">Both registered and unregistered</text:span> <text:span text:style-name="T7">users</text:span> can go to viatorem and see available bus trips. </text:p>
      <text:p text:style-name="P6"/>
      <text:p text:style-name="P3"><text:span text:style-name="T6">Both registered users and unregistered</text:span> who have bought tickets can remove their tickets from viatorem. </text:p>
      <text:p text:style-name="P3"/>
      <text:p text:style-name="P3"><text:span text:style-name="T6">Both registered users and unregistered</text:span> users have access to help section which <text:span text:style-name="T6">explain how to use viatorem system. </text:span></text:p>
      <text:p text:style-name="P6"/>
      <text:p text:style-name="P6"/>
      <text:h text:style-name="P15" text:outline-level="2" text:is-list-header="true">4. GLOSSARY</text:h>
      <text:p text:style-name="P11">Admin: Admin is a user who is responsible from the system.</text:p>
      <text:p text:style-name="P11"/>
      <text:p text:style-name="P11">Unregistered User: A user who is not logged in to system.</text:p>
      <text:p text:style-name="P11"/>
      <text:p text:style-name="P11">Registered User: A user who io logged in to system.</text:p>
      <text:p text:style-name="P11"/>
      <text:p text:style-name="P11">Viatorem: A website where you can buy and reserve bus tickets from a city to another.</text:p>
      <text:p text:style-name="P11"/>
      <text:p text:style-name="P11">Officer: Officer is an employee whose job is answering mails sent through “contact us” section.</text:p>
      <text:p text:style-name="P11"/>
      <text:p text:style-name="P11">PNR number: <text:span text:style-name="T9">PNR number i</text:span>s a number that is used to identify bus tickets.</text:p>
      <text:p text:style-name="P11"/>
      <text:p text:style-name="P10">Pop-up: Pop-up is a small window that suddenly apears to inform users.</text:p>
      <text:p text:style-name="P10"/>
      <text:p text:style-name="P10"/>
      <text:p text:style-name="P12">5. REFERENCES</text:p>
      <text:p text:style-name="P12"/>
      <text:list xml:id="list21290126" text:style-name="L1">
        <text:list-item>
          <text:p text:style-name="P13">KamilKoç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Times New Roman Bold" svg:font-family="'Times New Roman Bol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212cm" fo:margin-bottom="0.212cm" loext:contextual-spacing="true" fo:line-height="150%" fo:keep-together="always" fo:keep-with-next="always"/>
      <style:text-properties fo:color="#000000" style:font-name="Times New Roman Bold" fo:font-family="'Times New Roman Bold'" style:font-family-generic="roman" style:font-pitch="variable" fo:font-weight="bold" style:font-name-asian="SimSun" style:font-family-asian="SimSun" style:font-family-generic-asian="system" style:font-pitch-asian="variable" style:font-weight-asian="bold" style:font-name-complex="Mangal" style:font-family-complex="Mangal" style:font-family-generic-complex="system" style:font-pitch-complex="variable" style:font-size-complex="14pt" style:font-weight-complex="bold"/>
    </style:style>
    <style:style style:name="Heading_20_2" style:display-name="Heading 2" style:family="paragraph" style:parent-style-name="Heading_20_1" style:next-style-name="Standard" style:default-outline-level="2" style:class="text">
      <style:text-properties style:font-size-complex="13pt"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1">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7">
      <text:list-level-style-number text:level="1" style:num-suffix="." style:num-format="1">
        <style:list-level-properties text:list-level-position-and-space-mode="label-alignment">
          <style:list-level-label-alignment text:label-followed-by="listtab" text:list-tab-stop-position="0.501cm" fo:text-indent="-0.501cm" fo:margin-left="0.5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501cm" fo:margin-left="0.501cm"/>
        </style:list-level-properties>
      </text:list-level-style-number>
      <text:list-level-style-number text:level="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1.2$Windows_X86_64 LibreOffice_project/7bcb35dc3024a62dea0caee87020152d1ee96e71</meta:generator>
    <dc:date>2019-11-10T11:35:27.085000000</dc:date>
    <meta:editing-duration>PT1H2M16S</meta:editing-duration>
    <meta:editing-cycles>5</meta:editing-cycles>
    <meta:document-statistic meta:table-count="0" meta:image-count="0" meta:object-count="0" meta:page-count="2" meta:paragraph-count="35" meta:word-count="609" meta:character-count="3741" meta:non-whitespace-character-count="3155"/>
  </office:meta>
</office:document-meta>
</file>